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19945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1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12b570" style:font-size-asian="10.5pt" style:font-size-complex="12pt"/>
    </style:style>
    <style:style style:name="T9" style:family="text">
      <style:text-properties style:font-name="Arial" fo:font-size="12pt" officeooo:rsid="001359ab" style:font-size-asian="10.5pt" style:font-size-complex="12pt"/>
    </style:style>
    <style:style style:name="T10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" fo:font-weight="bold" style:font-size-asian="10.5pt" style:font-weight-asian="bold" style:font-size-complex="12pt" style:font-weight-complex="bold"/>
    </style:style>
    <style:style style:name="T12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" style:font-size-asian="10.5pt" style:font-size-complex="12pt"/>
    </style:style>
    <style:style style:name="T14" style:family="text">
      <style:text-properties style:font-name="Arial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" style:font-size-asian="10.5pt" style:font-size-complex="12pt"/>
    </style:style>
    <style:style style:name="T18" style:family="text">
      <style:text-properties fo:color="#569cd6" loext:opacity="100%" style:font-name="Arial" officeooo:rsid="0012b570" style:font-size-asian="10.5pt" style:font-size-complex="12pt"/>
    </style:style>
    <style:style style:name="T19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style:font-size-asian="10.5pt" style:font-size-complex="12pt"/>
    </style:style>
    <style:style style:name="T27" style:family="text">
      <style:text-properties fo:color="#9cdcfe" loext:opacity="100%" style:font-name="Arial" officeooo:rsid="0012b570" style:font-size-asian="10.5pt" style:font-size-complex="12pt"/>
    </style:style>
    <style:style style:name="T28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style:font-size-asian="10.5pt" style:font-size-complex="12pt"/>
    </style:style>
    <style:style style:name="T34" style:family="text">
      <style:text-properties fo:color="#b5cea8" loext:opacity="100%" style:font-name="Arial" officeooo:rsid="0012b570" style:font-size-asian="10.5pt" style:font-size-complex="12pt"/>
    </style:style>
    <style:style style:name="T35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officeooo:rsid="0018275f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officeooo:rsid="00191316"/>
    </style:style>
    <style:style style:name="T47" style:family="text">
      <style:text-properties fo:color="#ff0000" loext: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2">VARIÁVEIS :</text:p>
      <text:list xml:id="list1000596488" text:style-name="L1">
        <text:list-item>
          <text:p text:style-name="P19">Const → é uma constante não pode ser modificado → toda criação de uma constante tem que ser declarado algo nela.</text:p>
        </text:list-item>
        <text:list-item>
          <text:p text:style-name="P19">Let → variável → utilizar let ao invés de var</text:p>
        </text:list-item>
      </text:list>
      <text:p text:style-name="P3"/>
      <text:p text:style-name="P3"/>
      <text:p text:style-name="P3">NUMBER:</text:p>
      <text:list xml:id="list1556766655" text:style-name="L2">
        <text:list-item>
          <text:p text:style-name="P23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15"><text:span text:style-name="T15"><text:tab/>let</text:span> <text:span text:style-name="T23">num2</text:span> = <text:span text:style-name="T30">2.5</text:span></text:p>
      <text:p text:style-name="P15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3"><text:s text:c="6"/></text:p>
      <text:p text:style-name="P11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9"/>
      <text:p text:style-name="P9"/>
      <text:p text:style-name="P18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15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9"/>
      <text:p text:style-name="P9"><text:tab/>Vai retornar 12.59 → vai arredondar o valor</text:p>
      <text:p text:style-name="P9"/>
      <text:p text:style-name="P9"/>
      <text:p text:style-name="P16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15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9"/>
      <text:p text:style-name="P12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10"/>
      <text:p text:style-name="P10"/>
      <text:p text:style-name="P16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15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15"><text:span text:style-name="T23">console</text:span>.<text:span text:style-name="T37">log</text:span>(<text:span text:style-name="T23">num2</text:span>)</text:p>
      <text:p text:style-name="P10"/>
      <text:p text:style-name="P12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12"><text:span text:style-name="T9"><text:tab/>O </text:span><text:span text:style-name="T43">Math.ceil </text:span><text:span text:style-name="T9">→ arredonda pra cima</text:span></text:p>
      <text:p text:style-name="P12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4"/>
      <text:p text:style-name="P16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4"><text:s/></text:p>
      <text:p text:style-name="P12"><text:span text:style-name="T4"><text:tab/></text:span><text:span text:style-name="T5">Vai retornar o maior número da sequência</text:span></text:p>
      <text:p text:style-name="P13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5"/>
      <text:p text:style-name="P17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15"><text:span text:style-name="T23">console</text:span>.<text:span text:style-name="T37">log</text:span>(<text:span text:style-name="T23">num</text:span>)</text:p>
      <text:p text:style-name="P5"/>
      <text:p text:style-name="P13"><text:span text:style-name="T1"><text:tab/></text:span><text:span text:style-name="T6">Vai retornar números aleatórios entre 30 e 1. → o Math.random é para arredondar os números, se não aparece quebrado.</text:span></text:p>
      <text:p text:style-name="P6"/>
      <text:p text:style-name="P14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7"/>
      <text:p text:style-name="P7"/>
      <text:p text:style-name="P7"/>
      <text:p text:style-name="P7"/>
      <text:p text:style-name="P7"/>
      <text:p text:style-name="P21">OBS : <text:span text:style-name="T45">Variável imutaveis → Primitivos:</text:span> <text:span text:style-name="T41">String, Number, boolean, underfined e null.</text:span> <text:s/>Não são alteráveis. <text:span text:style-name="T44">Como assim não são alteráveis ? </text:span></text:p>
      <text:p text:style-name="P22">Por ex: </text:p>
      <text:p text:style-name="P22"><text:s/><text:span text:style-name="T41">let a = ‘ coca ‘</text:span></text:p>
      <text:p text:style-name="P24"><text:s/>let b = a </text:p>
      <text:p text:style-name="P24"><text:s/>a = ‘C’</text:p>
      <text:p text:style-name="P22"><text:s/>O valor da variável b vai continuar sendo ‘coca’ não irá alterar</text:p>
      <text:p text:style-name="P22"/>
      <text:p text:style-name="P22"><text:span text:style-name="T46">J</text:span>á as <text:span text:style-name="T45">variáveis mutáveis - &gt;</text:span> array, object e function. São alteráveis.</text:p>
      <text:p text:style-name="P22">Por ex:</text:p>
      <text:p text:style-name="P22"/>
      <text:p text:style-name="P22"><text:span text:style-name="T41">let a = [1,2,3]</text:span></text:p>
      <text:p text:style-name="P24">let b = a </text:p>
      <text:p text:style-name="P24">a.push(7)</text:p>
      <text:p text:style-name="P22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22"><text:span text:style-name="T41"/></text:p>
      <text:p text:style-name="P25">Caso eu queira copiar o valor da array a pra b sem ser por referência, a semântica é essa:</text:p>
      <text:p text:style-name="P25"/>
      <text:p text:style-name="P26">let a = [1,2,3]</text:p>
      <text:p text:style-name="P26">let b = [...a]</text:p>
      <text:p text:style-name="P25"/>
      <text:p text:style-name="P25">Posso alterar qualquer um dos dois, que um <text:span text:style-name="T47">NÃO </text:span>irá influenciar no outro</text:p>
      <text:p text:style-name="P22"/>
      <text:p text:style-name="P7"/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11T09:57:44.162000000</dc:date>
    <meta:editing-duration>PT1H1M20S</meta:editing-duration>
    <meta:editing-cycles>5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46" meta:word-count="354" meta:character-count="1935" meta:non-whitespace-character-count="1600"/>
  </office:meta>
</office:document-meta>
</file>